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28in"/>
    </style:style>
    <style:style style:name="co3" style:family="table-column">
      <style:table-column-properties fo:break-before="auto" style:column-width="6.2075in"/>
    </style:style>
    <style:style style:name="co4" style:family="table-column">
      <style:table-column-properties fo:break-before="auto" style:column-width="7.3764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2.7201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1.7307in" fo:break-before="auto" style:use-optimal-row-height="true"/>
    </style:style>
    <style:style style:name="ro3" style:family="table-row">
      <style:table-row-properties style:row-height="1.8862in" fo:break-before="auto" style:use-optimal-row-height="true"/>
    </style:style>
    <style:style style:name="ro4" style:family="table-row">
      <style:table-row-properties style:row-height="2.1972in" fo:break-before="auto" style:use-optimal-row-height="true"/>
    </style:style>
    <style:style style:name="ro5" style:family="table-row">
      <style:table-row-properties style:row-height="3.2854in" fo:break-before="auto" style:use-optimal-row-height="true"/>
    </style:style>
    <style:style style:name="ro6" style:family="table-row">
      <style:table-row-properties style:row-height="2.0417in" fo:break-before="auto" style:use-optimal-row-height="true"/>
    </style:style>
    <style:style style:name="ro7" style:family="table-row">
      <style:table-row-properties style:row-height="14.0134in" fo:break-before="auto" style:use-optimal-row-height="true"/>
    </style:style>
    <style:style style:name="ro8" style:family="table-row">
      <style:table-row-properties style:row-height="2.6689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1.4945in" fo:break-before="auto" style:use-optimal-row-height="true"/>
    </style:style>
    <style:style style:name="ro11" style:family="table-row">
      <style:table-row-properties style:row-height="1.8898in" fo:break-before="auto" style:use-optimal-row-height="true"/>
    </style:style>
    <style:style style:name="ro12" style:family="table-row">
      <style:table-row-properties style:row-height="1.5807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2.5118in" fo:break-before="auto" style:use-optimal-row-height="true"/>
    </style:style>
    <style:style style:name="ro16" style:family="table-row">
      <style:table-row-properties style:row-height="0.6457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4874in" fo:break-before="auto" style:use-optimal-row-height="true"/>
    </style:style>
    <style:style style:name="ro19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Variables Chart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DU Pairs </text:p>
          </table:table-cell>
          <table:table-cell table:style-name="ce1" office:value-type="string" calcext:value-type="string">
            <text:p>DU Paths</text:p>
          </table:table-cell>
          <table:table-cell table:style-name="ce1" office:value-type="string" calcext:value-type="string">
            <text:p>All DU Path Coverage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[1,18]</text:p>
          </table:table-cell>
          <table:table-cell table:style-name="Default" office:value-type="string" calcext:value-type="string">
            <text:p><text:s text:c="2"/>[1,2,4,6,8,10,12,16,17,18]</text:p>
          </table:table-cell>
          <table:table-cell table:style-name="ce2" office:value-type="string" calcext:value-type="string">
            <text:p>[1,2,4,6,8,10,12,16,17,18,19]</text:p>
          </table:table-cell>
          <table:table-cell table:style-name="ce2"/>
        </table:table-row>
        <table:table-row table:style-name="ro2">
          <table:table-cell office:value-type="string" calcext:value-type="string">
            <text:p>ly</text:p>
          </table:table-cell>
          <table:table-cell office:value-type="string" calcext:value-type="string">
            <text:p>[1,3]</text:p>
            <text:p>[1,22]</text:p>
            <text:p>[1,37]</text:p>
            <text:p>[1,41]</text:p>
          </table:table-cell>
          <table:table-cell table:style-name="Default" office:value-type="string" calcext:value-type="string">
            <text:p>[1,2,3]</text:p>
            <text:p>[1,2,4,6,8,10,12,16,17,18,20,21,22]</text:p>
            <text:p>[1,2,4,6,8,10,12,16,17,18,38,40,41]</text:p>
            <text:p>[1,2,4,6,8,10,12,16,17,18,20,21,23,26,30,31,35,36,37]</text:p>
            <text:p>[1,2,4,6,8,10,12,16,17,18,20,21,23,26,30,31,32,33,35,36,37]</text:p>
            <text:p>[1,2,4,6,8,10,12,16,17,18,20,21,23,26,27,28,30,31,35,36,37]</text:p>
            <text:p>[1,2,4,6,8,10,12,16,17,18,20,21,22,24,23,26,30,31,35,36,37]</text:p>
            <text:p>[1,2,4,6,8,10,12,16,17,18,20,21,23,26,27,28,30,31,32,33,35,36,37]</text:p>
            <text:p>[1,2,4,6,8,10,12,16,17,18,20,21,22,24,23,26,27,28,30,31,35,36,37]</text:p>
            <text:p>[1,2,4,6,8,10,12,16,17,18,20,21,22,24,23,26,30,31,32,33,35,36,37]</text:p>
            <text:p>[1,2,4,6,8,10,12,16,17,18,20,21,22,24,23,26,27,28,30,31,32,33,35,36,37]</text:p>
          </table:table-cell>
          <table:table-cell office:value-type="string" calcext:value-type="string">
            <text:p>[1,2,3,2,4,6,8,10,12,16,17,18,19]</text:p>
            <text:p>[1,2,4,6,8,10,12,16,17,18,38,40,41,44,17,18,19]</text:p>
            <text:p>[1,2,4,6,8,10,12,16,17,18,20,21,22,24,23,26,30,31,35,36,37,17,18,19]</text:p>
            <text:p>[1,2,4,6,8,10,12,16,17,18,20,21,23,26,30,31,35,36,37,17,18,19]</text:p>
            <text:p>[1,2,4,6,8,10,12,16,17,18,20,21,23,26,30,31,32,33,35,36,37,17,18,19]</text:p>
            <text:p>[1,2,4,6,8,10,12,16,17,18,20,21,23,26,27,28,30,31,35,36,37,17,18,19]</text:p>
            <text:p>[1,2,4,6,8,10,12,16,17,18,20,21,23,26,27,28,30,31,32,33,35,36,37,17,18,19]</text:p>
            <text:p>[1,2,4,6,8,10,12,16,17,18,20,21,22,24,23,26,27,28,30,31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3">
          <table:table-cell office:value-type="string" calcext:value-type="string">
            <text:p>dx</text:p>
          </table:table-cell>
          <table:table-cell office:value-type="string" calcext:value-type="string">
            <text:p>[1,5]</text:p>
            <text:p>[1,27]</text:p>
            <text:p>[1,37]</text:p>
            <text:p>[1,42]</text:p>
          </table:table-cell>
          <table:table-cell table:style-name="Default" office:value-type="string" calcext:value-type="string">
            <text:p>[1,2,4,5]</text:p>
            <text:p>[1,2,4,6,8,10,12,16,17,18,38,40,42]</text:p>
            <text:p>[1,2,4,6,8,10,12,16,17,18,20,21,23,26,27]</text:p>
            <text:p>[1,2,4,6,8,10,12,16,17,18,20,21,22,24,23,26,27]</text:p>
            <text:p>[1,2,4,6,8,10,12,16,17,18,20,21,23,26,30,31,35,36,37]</text:p>
            <text:p>[1,2,4,6,8,10,12,16,17,18,20,21,23,26,30,31,32,33,35,36,37]</text:p>
            <text:p>[1,2,4,6,8,10,12,16,17,18,20,21,23,26,27,28,30,31,35,36,37]</text:p>
            <text:p>[1,2,4,6,8,10,12,16,17,18,20,21,22,24,23,26,30,31,35,36,37]</text:p>
            <text:p>[1,2,4,6,8,10,12,16,17,18,20,21,23,26,27,28,30,31,32,33,35,36,37]</text:p>
            <text:p>[1,2,4,6,8,10,12,16,17,18,20,21,22,24,23,26,27,28,30,31,35,36,37]</text:p>
            <text:p>[1,2,4,6,8,10,12,16,17,18,20,21,22,24,23,26,30,31,32,33,35,36,37]</text:p>
            <text:p>[1,2,4,6,8,10,12,16,17,18,20,21,22,24,23,26,27,28,30,31,32,33,35,36,37]</text:p>
          </table:table-cell>
          <table:table-cell office:value-type="string" calcext:value-type="string">
            <text:p>[1,2,4,5,4,6,8,10,12,16,17,18,19]</text:p>
            <text:p>[1,2,4,6,8,10,12,16,17,18,38,40,42,44,17,18,19]</text:p>
            <text:p>[1,2,4,6,8,10,12,16,17,18,20,21,23,26,27,28,30,31,35,36,37,17,18,19]</text:p>
            <text:p>[1,2,4,6,8,10,12,16,17,18,20,21,22,24,23,26,27,28,30,31,35,36,37,17,18,19]</text:p>
            <text:p>[1,2,4,6,8,10,12,16,17,18,20,21,23,26,30,31,35,36,37,17,18,19]</text:p>
            <text:p>[1,2,4,6,8,10,12,16,17,18,20,21,23,26,30,31,32,33,35,36,37,17,18,19]</text:p>
            <text:p>[1,2,4,6,8,10,12,16,17,18,20,21,22,24,23,26,30,31,35,36,37,17,18,19]</text:p>
            <text:p>[1,2,4,6,8,10,12,16,17,18,20,21,23,26,27,28,30,31,32,33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4">
          <table:table-cell office:value-type="string" calcext:value-type="string">
            <text:p>sdx</text:p>
          </table:table-cell>
          <table:table-cell office:value-type="string" calcext:value-type="string">
            <text:p>[1,7]</text:p>
            <text:p>[1,32]</text:p>
            <text:p>[1,37]</text:p>
            <text:p>[1,43]</text:p>
          </table:table-cell>
          <table:table-cell table:style-name="Default" office:value-type="string" calcext:value-type="string">
            <text:p>[1,2,4,6,7]</text:p>
            <text:p>[1,2,4,6,8,10,12,16,17,18,38,40,43]</text:p>
            <text:p>[1,2,4,6,8,10,12,16,17,18,20,21,23,26,30,31,32]</text:p>
            <text:p>[1,2,4,6,8,10,12,16,17,18,20,21,22,24,23,26,30,31,32]</text:p>
            <text:p>[1,2,4,6,8,10,12,16,17,18,20,21,23,26,27,28,30,31,32]</text:p>
            <text:p>[1,2,4,6,8,10,12,16,17,18,20,21,23,26,30,31,35,36,37]</text:p>
            <text:p>[1,2,4,6,8,10,12,16,17,18,20,21,22,24,23,26,27,28,30,31,32]</text:p>
            <text:p>[1,2,4,6,8,10,12,16,17,18,20,21,22,24,23,26,30,31,35,36,37]</text:p>
            <text:p>[1,2,4,6,8,10,12,16,17,18,20,21,23,26,27,28,30,31,35,36,37]</text:p>
            <text:p>[1,2,4,6,8,10,12,16,17,18,20,21,23,26,30,31,32,33,35,36,37]</text:p>
            <text:p>[1,2,4,6,8,10,12,16,17,18,20,21,22,24,23,26,27,28,30,31,35,36,37]</text:p>
            <text:p>[1,2,4,6,8,10,12,16,17,18,20,21,22,24,23,26,30,31,32,33,35,36,37]</text:p>
            <text:p>[1,2,4,6,8,10,12,16,17,18,20,21,23,26,27,28,30,31,32,33,35,36,37]</text:p>
            <text:p>[1,2,4,6,8,10,12,16,17,18,20,21,22,24,23,26,27,28,30,31,32,33,35,36,37]</text:p>
          </table:table-cell>
          <table:table-cell office:value-type="string" calcext:value-type="string">
            <text:p>[1,2,4,6,7,6,8,10,12,16,17,18,19]</text:p>
            <text:p>[1,2,4,6,8,10,12,16,17,18,38,40,43,44,17,18,19]</text:p>
            <text:p>[1,2,4,6,8,10,12,16,17,18,20,21,23,26,30,31,32,33,35,36,37,17,18,19]</text:p>
            <text:p>[1,2,4,6,8,10,12,16,17,18,20,21,23,26,30,31,35,36,37,17,18,19]</text:p>
            <text:p>[1,2,4,6,8,10,12,16,17,18,20,21,23,26,27,28,30,31,32,33,35,36,37,17,18,19]</text:p>
            <text:p>[1,2,4,6,8,10,12,16,17,18,20,21,22,24,23,26,30,31,32,33,35,36,37,17,18,19]</text:p>
            <text:p>[1,2,4,6,8,10,12,16,17,18,20,21,23,26,27,28,30,31,35,36,37,17,18,19]</text:p>
            <text:p>[1,2,4,6,8,10,12,16,17,18,20,21,22,24,23,26,27,28,30,31,32,33,35,36,37,17,18,19]</text:p>
            <text:p>[1,2,4,6,8,10,12,16,17,18,20,21,22,24,23,26,30,31,35,36,37,17,18,19]</text:p>
            <text:p>[1,2,4,6,8,10,12,16,17,18,20,21,22,24,23,26,27,28,30,31,35,36,37,17,18,19]</text:p>
          </table:table-cell>
          <table:table-cell/>
        </table:table-row>
        <table:table-row table:style-name="ro5">
          <table:table-cell office:value-type="string" calcext:value-type="string">
            <text:p>c</text:p>
          </table:table-cell>
          <table:table-cell office:value-type="string" calcext:value-type="string">
            <text:p>[1,9]</text:p>
            <text:p>[1,36]</text:p>
            <text:p>[1,37]</text:p>
            <text:p>[1,50]</text:p>
            <text:p>[1,51]</text:p>
          </table:table-cell>
          <table:table-cell office:value-type="string" calcext:value-type="string">
            <text:p>[1,2,4,6,8,9]</text:p>
            <text:p>[1,2,4,6,8,10,12,16,17,18,39,45,46,48,49,51]</text:p>
            <text:p>[1,2,4,6,8,10,12,16,17,18,39,45,46,48,49,50]</text:p>
            <text:p>[1,2,4,6,8,10,12,16,17,18,39,45,46,47,49,51]</text:p>
            <text:p>[1,2,4,6,8,10,12,16,17,18,39,45,46,47,49,50]</text:p>
            <text:p>[1,2,4,6,8,10,12,16,17,18,20,21,23,26,30,31,35,36]</text:p>
            <text:p>[1,2,4,6,8,10,12,16,17,18,20,21,23,26,30,31,35,36,37]</text:p>
            <text:p>[1,2,4,6,8,10,12,16,17,18,20,21,23,26,30,31,32,33,35,36]</text:p>
            <text:p>[1,2,4,6,8,10,12,16,17,18,20,21,23,26,27,28,30,31,35,36]</text:p>
            <text:p>[1,2,4,6,8,10,12,16,17,18,20,21,22,24,23,26,30,31,35,36]</text:p>
            <text:p>[1,2,4,6,8,10,12,16,17,18,20,21,23,26,30,31,32,33,35,36,37]</text:p>
            <text:p>[1,2,4,6,8,10,12,16,17,18,20,21,23,26,27,28,30,31,35,36,37]</text:p>
            <text:p>[1,2,4,6,8,10,12,16,17,18,20,21,22,24,23,26,30,31,35,36,37]</text:p>
            <text:p>[1,2,4,6,8,10,12,16,17,18,20,21,23,26,27,28,30,31,32,33,35,36]</text:p>
            <text:p>[1,2,4,6,8,10,12,16,17,18,20,21,22,24,23,26,27,28,30,31,35,36]</text:p>
            <text:p>[1,2,4,6,8,10,12,16,17,18,20,21,22,24,23,26,30,31,32,33,35,36]</text:p>
            <text:p>[1,2,4,6,8,10,12,16,17,18,20,21,23,26,27,28,30,31,32,33,35,36,37]</text:p>
            <text:p>[1,2,4,6,8,10,12,16,17,18,20,21,22,24,23,26,27,28,30,31,35,36,37]</text:p>
            <text:p>[1,2,4,6,8,10,12,16,17,18,20,21,22,24,23,26,30,31,32,33,35,36,37]</text:p>
            <text:p>[1,2,4,6,8,10,12,16,17,18,20,21,22,24,23,26,27,28,30,31,32,33,35,36]</text:p>
            <text:p>[1,2,4,6,8,10,12,16,17,18,20,21,22,24,23,26,27,28,30,31,32,33,35,36,37]</text:p>
          </table:table-cell>
          <table:table-cell office:value-type="string" calcext:value-type="string">
            <text:p>[1,2,4,6,8,9,8,10,12,16,17,18,19]</text:p>
            <text:p>[1,2,4,6,8,10,12,16,17,18,39,45,46,48,49,51,52,17,18,19]</text:p>
            <text:p>[1,2,4,6,8,10,12,16,17,18,39,45,46,48,49,50,52,17,18,19]</text:p>
            <text:p>[1,2,4,6,8,10,12,16,17,18,39,45,46,47,49,51,52,17,18,19]</text:p>
            <text:p>[1,2,4,6,8,10,12,16,17,18,39,45,46,47,49,50,52,17,18,19]</text:p>
            <text:p>[1,2,4,6,8,10,12,16,17,18,20,21,23,26,30,31,35,36,37,17,18,19]</text:p>
            <text:p>[1,2,4,6,8,10,12,16,17,18,20,21,23,26,30,31,32,33,35,36,37,17,18,19]</text:p>
            <text:p>[1,2,4,6,8,10,12,16,17,18,20,21,23,26,27,28,30,31,35,36,37,17,18,19]</text:p>
            <text:p>[1,2,4,6,8,10,12,16,17,18,20,21,22,24,23,26,30,31,35,36,37,17,18,19]</text:p>
            <text:p>[1,2,4,6,8,10,12,16,17,18,20,21,23,26,27,28,30,31,32,33,35,36,37,17,18,19]</text:p>
            <text:p>[1,2,4,6,8,10,12,16,17,18,20,21,22,24,23,26,27,28,30,31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[1,15]</text:p>
            <text:p>[1,37]</text:p>
            <text:p>[1,51]</text:p>
          </table:table-cell>
          <table:table-cell office:value-type="string" calcext:value-type="string">
            <text:p>[1,2,4,6,8,10,12,13,14,15]</text:p>
            <text:p>[1,2,4,6,8,10,12,16,17,18,39,45,46,47,49,51]</text:p>
            <text:p>[1,2,4,6,8,10,12,16,17,18,39,45,46,48,49,51]</text:p>
            <text:p>[1,2,4,6,8,10,12,16,17,18,20,21,23,26,30,31,35,36,37]</text:p>
            <text:p>[1,2,4,6,8,10,12,16,17,18,20,21,22,24,23,26,30,31,35,36,37]</text:p>
            <text:p>[1,2,4,6,8,10,12,16,17,18,20,21,23,26,27,28,30,31,35,36,37]</text:p>
            <text:p>[1,2,4,6,8,10,12,16,17,18,20,21,23,26,30,31,32,33,35,36,37]</text:p>
            <text:p>[1,2,4,6,8,10,12,16,17,18,20,21,22,24,23,26,27,28,30,31,35,36,37]</text:p>
            <text:p>[1,2,4,6,8,10,12,16,17,18,20,21,22,24,23,26,30,31,32,33,35,36,37]</text:p>
            <text:p>[1,2,4,6,8,10,12,16,17,18,20,21,23,26,27,28,30,31,32,33,35,36,37]</text:p>
            <text:p>[1,2,4,6,8,10,12,16,17,18,20,21,22,24,23,26,27,28,30,31,32,33,35,36,37]</text:p>
          </table:table-cell>
          <table:table-cell office:value-type="string" calcext:value-type="string">
            <text:p>[1,2,4,6,8,10,12,13,14,15,14,13,12,16,17,18,19]</text:p>
            <text:p>[1,2,4,6,8,10,12,16,17,18,39,45,46,48,49,51,52,17,18,19]</text:p>
            <text:p>[1,2,4,6,8,10,12,16,17,18,39,45,46,47,49,51,52,17,18,19]</text:p>
            <text:p>[1,2,4,6,8,10,12,16,17,18,20,21,23,26,30,31,35,36,37,17,18,19]</text:p>
            <text:p>[1,2,4,6,8,10,12,16,17,18,20,21,23,26,30,31,32,33,35,36,37,17,18,19]</text:p>
            <text:p>[1,2,4,6,8,10,12,16,17,18,20,21,23,26,27,28,30,31,35,36,37,17,18,19]</text:p>
            <text:p>[1,2,4,6,8,10,12,16,17,18,20,21,22,24,23,26,30,31,35,36,37,17,18,19]</text:p>
            <text:p>[1,2,4,6,8,10,12,16,17,18,20,21,23,26,27,28,30,31,32,33,35,36,37,17,18,19]</text:p>
            <text:p>[1,2,4,6,8,10,12,16,17,18,20,21,22,24,23,26,27,28,30,31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[1,15]</text:p>
            <text:p>[1,37]</text:p>
            <text:p>[1,50]</text:p>
          </table:table-cell>
          <table:table-cell office:value-type="string" calcext:value-type="string">
            <text:p>[1,2,4,6,8,10,12,13,14,15]</text:p>
            <text:p>[1,2,4,6,8,10,12,16,17,18,39,45,46,47,49,50]</text:p>
            <text:p>[1,2,4,6,8,10,12,16,17,18,39,45,46,48,49,50]</text:p>
            <text:p>[1,2,4,6,8,10,12,16,17,18,20,21,23,26,30,31,35,36,37]</text:p>
            <text:p>[1,2,4,6,8,10,12,16,17,18,20,21,22,24,23,26,30,31,35,36,37]</text:p>
            <text:p>[1,2,4,6,8,10,12,16,17,18,20,21,23,26,27,28,30,31,35,36,37]</text:p>
            <text:p>[1,2,4,6,8,10,12,16,17,18,20,21,23,26,30,31,32,33,35,36,37]</text:p>
            <text:p>[1,2,4,6,8,10,12,16,17,18,20,21,22,24,23,26,27,28,30,31,35,36,37]</text:p>
            <text:p>[1,2,4,6,8,10,12,16,17,18,20,21,22,24,23,26,30,31,32,33,35,36,37]</text:p>
            <text:p>[1,2,4,6,8,10,12,16,17,18,20,21,23,26,27,28,30,31,32,33,35,36,37]</text:p>
            <text:p>[1,2,4,6,8,10,12,16,17,18,20,21,22,24,23,26,27,28,30,31,32,33,35,36,37]</text:p>
          </table:table-cell>
          <table:table-cell office:value-type="string" calcext:value-type="string">
            <text:p>[1,2,4,6,8,10,12,13,14,15,14,13,12,16,17,18,19]</text:p>
            <text:p>[1,2,4,6,8,10,12,16,17,18,39,45,46,48,49,50,52,17,18,19]</text:p>
            <text:p>[1,2,4,6,8,10,12,16,17,18,39,45,46,47,49,50,52,17,18,19]</text:p>
            <text:p>[1,2,4,6,8,10,12,16,17,18,20,21,23,26,30,31,35,36,37,17,18,19]</text:p>
            <text:p>[1,2,4,6,8,10,12,16,17,18,20,21,23,26,30,31,32,33,35,36,37,17,18,19]</text:p>
            <text:p>[1,2,4,6,8,10,12,16,17,18,20,21,23,26,27,28,30,31,35,36,37,17,18,19]</text:p>
            <text:p>[1,2,4,6,8,10,12,16,17,18,20,21,22,24,23,26,30,31,35,36,37,17,18,19]</text:p>
            <text:p>[1,2,4,6,8,10,12,16,17,18,20,21,23,26,27,28,30,31,32,33,35,36,37,17,18,19]</text:p>
            <text:p>[1,2,4,6,8,10,12,16,17,18,20,21,22,24,23,26,27,28,30,31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6">
          <table:table-cell office:value-type="string" calcext:value-type="string">
            <text:p>b</text:p>
          </table:table-cell>
          <table:table-cell office:value-type="string" calcext:value-type="string">
            <text:p>[1,11]</text:p>
            <text:p>[1,37]</text:p>
            <text:p>[1,50]</text:p>
            <text:p>[1,51]</text:p>
          </table:table-cell>
          <table:table-cell office:value-type="string" calcext:value-type="string">
            <text:p>[1,2,4,6,8,10,11]</text:p>
            <text:p>[1,2,4,6,8,10,12,16,17,18,39,45,46,47,49,50]</text:p>
            <text:p>[1,2,4,6,8,10,12,16,17,18,39,45,46,47,49,51]</text:p>
            <text:p>[1,2,4,6,8,10,12,16,17,18,39,45,46,48,49,50]</text:p>
            <text:p>[1,2,4,6,8,10,12,16,17,18,39,45,46,48,49,51]</text:p>
            <text:p>[1,2,4,6,8,10,12,16,17,18,20,21,23,26,30,31,35,36,37]</text:p>
            <text:p>[1,2,4,6,8,10,12,16,17,18,20,21,22,24,23,26,30,31,35,36,37]</text:p>
            <text:p>[1,2,4,6,8,10,12,16,17,18,20,21,23,26,27,28,30,31,35,36,37]</text:p>
            <text:p>[1,2,4,6,8,10,12,16,17,18,20,21,23,26,30,31,32,33,35,36,37]</text:p>
            <text:p>[1,2,4,6,8,10,12,16,17,18,20,21,22,24,23,26,27,28,30,31,35,36,37]</text:p>
            <text:p>[1,2,4,6,8,10,12,16,17,18,20,21,22,24,23,26,30,31,32,33,35,36,37]</text:p>
            <text:p>[1,2,4,6,8,10,12,16,17,18,20,21,23,26,27,28,30,31,32,33,35,36,37]</text:p>
            <text:p>[1,2,4,6,8,10,12,16,17,18,20,21,22,24,23,26,27,28,30,31,32,33,35,36,37]</text:p>
          </table:table-cell>
          <table:table-cell office:value-type="string" calcext:value-type="string">
            <text:p>[1,2,4,6,8,10,11,10,12,16,17,18,19]</text:p>
            <text:p>[1,2,4,6,8,10,12,16,17,18,39,45,46,48,49,51,52,17,18,19]</text:p>
            <text:p>[1,2,4,6,8,10,12,16,17,18,39,45,46,48,49,50,52,17,18,19]</text:p>
            <text:p>[1,2,4,6,8,10,12,16,17,18,39,45,46,47,49,51,52,17,18,19]</text:p>
            <text:p>[1,2,4,6,8,10,12,16,17,18,39,45,46,47,49,50,52,17,18,19]</text:p>
            <text:p>[1,2,4,6,8,10,12,16,17,18,20,21,23,26,30,31,35,36,37,17,18,19]</text:p>
            <text:p>[1,2,4,6,8,10,12,16,17,18,20,21,23,26,30,31,32,33,35,36,37,17,18,19]</text:p>
            <text:p>[1,2,4,6,8,10,12,16,17,18,20,21,23,26,27,28,30,31,35,36,37,17,18,19]</text:p>
            <text:p>[1,2,4,6,8,10,12,16,17,18,20,21,22,24,23,26,30,31,35,36,37,17,18,19]</text:p>
            <text:p>[1,2,4,6,8,10,12,16,17,18,20,21,23,26,27,28,30,31,32,33,35,36,37,17,18,19]</text:p>
            <text:p>[1,2,4,6,8,10,12,16,17,18,20,21,22,24,23,26,27,28,30,31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7" table:visibility="collapse">
          <table:table-cell office:value-type="string" calcext:value-type="string">
            <text:p>i</text:p>
          </table:table-cell>
          <table:table-cell office:value-type="string" calcext:value-type="string">
            <text:p>[2,3]</text:p>
            <text:p>[2,5]</text:p>
            <text:p>[2,7]</text:p>
            <text:p>[2,9]</text:p>
            <text:p>[2,11]</text:p>
            <text:p>[2,15]</text:p>
            <text:p>[2,22]</text:p>
            <text:p>[2,27]</text:p>
            <text:p>[2,32]</text:p>
            <text:p>[4,3]</text:p>
            <text:p>[4,5]</text:p>
            <text:p>[4,7]</text:p>
            <text:p>[4,9]</text:p>
            <text:p>[4,11]</text:p>
            <text:p>[4,15]</text:p>
            <text:p>[4,22]</text:p>
            <text:p>[4,27]</text:p>
            <text:p>[4,32]</text:p>
            <text:p>[6,3]</text:p>
            <text:p>[6,5]</text:p>
            <text:p>[6,7]</text:p>
            <text:p>[6,9]</text:p>
            <text:p>[6,11]</text:p>
            <text:p>[6,15]</text:p>
            <text:p>[6,22]</text:p>
            <text:p>[6,27]</text:p>
            <text:p>[6,32]</text:p>
            <text:p>[8,3]</text:p>
            <text:p>[8,5]</text:p>
            <text:p>[8,7]</text:p>
            <text:p>[8,9]</text:p>
            <text:p>[8,11]</text:p>
            <text:p>[8,15]</text:p>
            <text:p>[8,22]</text:p>
            <text:p>[8,27]</text:p>
            <text:p>[8,32]</text:p>
            <text:p>[10,3]</text:p>
            <text:p>[10,5]</text:p>
            <text:p>[10,7]</text:p>
            <text:p>[10,9]</text:p>
            <text:p>[10,11]</text:p>
            <text:p>[10,15]</text:p>
            <text:p>[10,22]</text:p>
            <text:p>[10,27]</text:p>
            <text:p>[10,32]</text:p>
            <text:p>[12,3]</text:p>
            <text:p>[12,5]</text:p>
            <text:p>[12,7]</text:p>
            <text:p>[12,9]</text:p>
            <text:p>[12,11]</text:p>
            <text:p>[12,15]</text:p>
            <text:p>[12,22]</text:p>
            <text:p>[12,27]</text:p>
            <text:p>[12,32]</text:p>
            <text:p>[21,3]</text:p>
            <text:p>[21,5]</text:p>
            <text:p>[21,7]</text:p>
            <text:p>[21,9]</text:p>
            <text:p>[21,11]</text:p>
            <text:p>[21,15]</text:p>
            <text:p>[21,22]</text:p>
            <text:p>[21,27]</text:p>
            <text:p>[21,32]</text:p>
            <text:p>[22,3]</text:p>
            <text:p>[22,5]</text:p>
            <text:p>[22,7]</text:p>
            <text:p>[22,9]</text:p>
            <text:p>[22,11]</text:p>
            <text:p>[22,15]</text:p>
            <text:p>[22,22]</text:p>
            <text:p>[22,27]</text:p>
            <text:p>[22,32]</text:p>
            <text:p>[26,3]</text:p>
            <text:p>[26,5]</text:p>
            <text:p>[26,7]</text:p>
            <text:p>[26,9]</text:p>
            <text:p>[26,11]</text:p>
            <text:p>[26,15]</text:p>
            <text:p>[26,22]</text:p>
            <text:p>[26,27]</text:p>
            <text:p>[26,32]</text:p>
            <text:p>[31,3]</text:p>
            <text:p>[31,5]</text:p>
            <text:p>[31,7]</text:p>
            <text:p>[31,9]</text:p>
            <text:p>[31,11]</text:p>
            <text:p>[31,15]</text:p>
            <text:p>[31,22]</text:p>
            <text:p>[31,27]</text:p>
            <text:p>[31,32]</text:p>
          </table:table-cell>
          <table:table-cell table:style-name="Default" office:value-type="string" calcext:value-type="string">
            <text:p>[2,3]</text:p>
            <text:p>[4,5]</text:p>
            <text:p>[6,7]</text:p>
            <text:p>[8,9]</text:p>
            <text:p>[10,11]</text:p>
            <text:p>[12,13,14,15]</text:p>
            <text:p>[21,22]</text:p>
            <text:p>[26,27]</text:p>
            <text:p>[31,32]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ic</text:p>
          </table:table-cell>
          <table:table-cell office:value-type="string" calcext:value-type="string">
            <text:p>[16,36]</text:p>
            <text:p>[16,37]</text:p>
            <text:p>[16,38]</text:p>
          </table:table-cell>
          <table:table-cell office:value-type="string" calcext:value-type="string">
            <text:p>[16,17,18,38]</text:p>
            <text:p>[16,17,18,20,21,23,26,30,31,35,36]</text:p>
            <text:p>[16,17,18,20,21,23,26,30,31,35,36,37]</text:p>
            <text:p>[16,17,18,20,21,23,26,30,31,32,33,35,36]</text:p>
            <text:p>[16,17,18,20,21,23,26,27,28,30,31,35,36]</text:p>
            <text:p>[16,17,18,20,21,22,24,23,26,30,31,35,36]</text:p>
            <text:p>[16,17,18,20,21,23,26,30,31,32,33,35,36,37]</text:p>
            <text:p>[16,17,18,20,21,23,26,27,28,30,31,35,36,37]</text:p>
            <text:p>[16,17,18,20,21,22,24,23,26,30,31,35,36,37]</text:p>
            <text:p>[16,17,18,20,21,23,26,27,28,30,31,32,33,35,36]</text:p>
            <text:p>[16,17,18,20,21,22,24,23,26,27,28,30,31,35,36]</text:p>
            <text:p>[16,17,18,20,21,22,24,23,26,30,31,32,33,35,36]</text:p>
            <text:p>[16,17,18,20,21,23,26,27,28,30,31,32,33,35,36,37]</text:p>
            <text:p>[16,17,18,20,21,22,24,23,26,27,28,30,31,35,36,37]</text:p>
            <text:p>[16,17,18,20,21,22,24,23,26,30,31,32,33,35,36,37]</text:p>
            <text:p>[16,17,18,20,21,22,24,23,26,27,28,30,31,32,33,35,36]</text:p>
            <text:p>[16,17,18,20,21,22,24,23,26,27,28,30,31,32,33,35,36,37]</text:p>
          </table:table-cell>
          <table:table-cell office:value-type="string" calcext:value-type="string">
            <text:p>[1,2,4,6,8,10,12,16,17,18,38,40,42,44,17,18,19]</text:p>
            <text:p>[1,2,4,6,8,10,12,16,17,18,20,21,23,26,30,31,35,36,37,17,18,19]</text:p>
            <text:p>[1,2,4,6,8,10,12,16,17,18,20,21,23,26,30,31,32,33,35,36,37,17,18,19]</text:p>
            <text:p>[1,2,4,6,8,10,12,16,17,18,20,21,23,26,27,28,30,31,35,36,37,17,18,19]</text:p>
            <text:p>[1,2,4,6,8,10,12,16,17,18,20,21,22,24,23,26,30,31,35,36,37,17,18,19]</text:p>
            <text:p>[1,2,4,6,8,10,12,16,17,18,20,21,23,26,27,28,30,31,32,33,35,36,37,17,18,19]</text:p>
            <text:p>[1,2,4,6,8,10,12,16,17,18,20,21,22,24,23,26,27,28,30,31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9" table:visibility="collapse">
          <table:table-cell office:value-type="string" calcext:value-type="string">
            <text:p>j</text:p>
          </table:table-cell>
          <table:table-cell office:value-type="string" calcext:value-type="string">
            <text:p>[13,15]</text:p>
          </table:table-cell>
          <table:table-cell office:value-type="string" calcext:value-type="string">
            <text:p>[13,14,15]</text:p>
          </table:table-cell>
          <table:table-cell table:number-columns-repeated="2"/>
        </table:table-row>
        <table:table-row table:style-name="ro9" table:visibility="collapse"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[14,15]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ily</text:p>
          </table:table-cell>
          <table:table-cell office:value-type="string" calcext:value-type="string">
            <text:p>[16,24]</text:p>
            <text:p>[16,37]</text:p>
          </table:table-cell>
          <table:table-cell office:value-type="string" calcext:value-type="string">
            <text:p>[16,17,18,20,21,22,24]</text:p>
            <text:p>[16,17,18,20,21,23,26,30,31,35,36,37]</text:p>
            <text:p>[16,17,18,20,21,23,26,30,31,32,33,35,36,37]</text:p>
            <text:p>[16,17,18,20,21,23,26,27,28,30,31,35,36,37]</text:p>
            <text:p>[16,17,18,20,21,22,24,23,26,30,31,35,36,37]</text:p>
            <text:p>[16,17,18,20,21,23,26,27,28,30,31,32,33,35,36,37]</text:p>
            <text:p>[16,17,18,20,21,22,24,23,26,27,28,30,31,35,36,37]</text:p>
            <text:p>[16,17,18,20,21,22,24,23,26,30,31,32,33,35,36,37]</text:p>
            <text:p>[16,17,18,20,21,22,24,23,26,27,28,30,31,32,33,35,36,37]</text:p>
          </table:table-cell>
          <table:table-cell office:value-type="string" calcext:value-type="string">
            <text:p>[1,2,4,6,8,10,12,16,17,18,20,21,22,24,23,26,30,31,35,36,37,17,18,19]</text:p>
            <text:p>[1,2,4,6,8,10,12,16,17,18,20,21,23,26,30,31,35,36,37,17,18,19]</text:p>
            <text:p>[1,2,4,6,8,10,12,16,17,18,20,21,23,26,30,31,32,33,35,36,37,17,18,19]</text:p>
            <text:p>[1,2,4,6,8,10,12,16,17,18,20,21,23,26,27,28,30,31,35,36,37,17,18,19]</text:p>
            <text:p>[1,2,4,6,8,10,12,16,17,18,20,21,23,26,27,28,30,31,32,33,35,36,37,17,18,19]</text:p>
            <text:p>[1,2,4,6,8,10,12,16,17,18,20,21,22,24,23,26,27,28,30,31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11">
          <table:table-cell office:value-type="string" calcext:value-type="string">
            <text:p>isdx</text:p>
          </table:table-cell>
          <table:table-cell office:value-type="string" calcext:value-type="string">
            <text:p>[16,37]</text:p>
            <text:p>[16,33]</text:p>
          </table:table-cell>
          <table:table-cell office:value-type="string" calcext:value-type="string">
            <text:p>[16,17,18,20,21,23,26,30,31,32,33]</text:p>
            <text:p>[16,17,18,20,21,23,26,30,31,35,36,37]</text:p>
            <text:p>[16,17,18,20,21,22,24,23,26,30,31,32,33]</text:p>
            <text:p>[16,17,18,20,21,23,26,27,28,30,31,32,33]</text:p>
            <text:p>[16,17,18,20,21,22,24,23,26,30,31,35,36,37]</text:p>
            <text:p>[16,17,18,20,21,23,26,27,28,30,31,35,36,37]</text:p>
            <text:p>[16,17,18,20,21,23,26,30,31,32,33,35,36,37]</text:p>
            <text:p>[16,17,18,20,21,22,24,23,26,27,28,30,31,32,33]</text:p>
            <text:p>[16,17,18,20,21,22,24,23,26,27,28,30,31,35,36,37]</text:p>
            <text:p>[16,17,18,20,21,22,24,23,26,30,31,32,33,35,36,37]</text:p>
            <text:p>[16,17,18,20,21,23,26,27,28,30,31,32,33,35,36,37]</text:p>
            <text:p>[16,17,18,20,21,22,24,23,26,27,28,30,31,32,33,35,36,37]</text:p>
          </table:table-cell>
          <table:table-cell office:value-type="string" calcext:value-type="string">
            <text:p>[1,2,4,6,8,10,12,16,17,18,20,21,23,26,30,31,32,33,35,36,37,17,18,19]</text:p>
            <text:p>[1,2,4,6,8,10,12,16,17,18,20,21,23,26,30,31,35,36,37,17,18,19]</text:p>
            <text:p>[1,2,4,6,8,10,12,16,17,18,20,21,23,26,27,28,30,31,32,33,35,36,37,17,18,19]</text:p>
            <text:p>[1,2,4,6,8,10,12,16,17,18,20,21,22,24,23,26,30,31,32,33,35,36,37,17,18,19]</text:p>
            <text:p>[1,2,4,6,8,10,12,16,17,18,20,21,23,26,27,28,30,31,35,36,37,17,18,19]</text:p>
            <text:p>[1,2,4,6,8,10,12,16,17,18,20,21,22,24,23,26,30,31,35,36,37,17,18,19]</text:p>
            <text:p>[1,2,4,6,8,10,12,16,17,18,20,21,22,24,23,26,27,28,30,31,32,33,35,36,37,17,18,19]</text:p>
            <text:p>[1,2,4,6,8,10,12,16,17,18,20,21,22,24,23,26,27,28,30,31,35,36,37,17,18,19]</text:p>
          </table:table-cell>
          <table:table-cell/>
        </table:table-row>
        <table:table-row table:style-name="ro12">
          <table:table-cell office:value-type="string" calcext:value-type="string">
            <text:p>idx</text:p>
          </table:table-cell>
          <table:table-cell office:value-type="string" calcext:value-type="string">
            <text:p>[16,28]</text:p>
            <text:p>[16,37]</text:p>
          </table:table-cell>
          <table:table-cell office:value-type="string" calcext:value-type="string">
            <text:p>[16,17,18,20,21,23,26,27,28]</text:p>
            <text:p>[16,17,18,20,21,22,24,23,26,27,28]</text:p>
            <text:p>[16,17,18,20,21,23,26,30,31,35,36,37]</text:p>
            <text:p>[16,17,18,20,21,22,24,23,26,30,31,35,36,37]</text:p>
            <text:p>[16,17,18,20,21,23,26,27,28,30,31,35,36,37]</text:p>
            <text:p>[16,17,18,20,21,23,26,30,31,32,33,35,36,37]</text:p>
            <text:p>[16,17,18,20,21,22,24,23,26,27,28,30,31,35,36,37]</text:p>
            <text:p>[16,17,18,20,21,22,24,23,26,30,31,32,33,35,36,37]</text:p>
            <text:p>[16,17,18,20,21,23,26,27,28,30,31,32,33,35,36,37]</text:p>
            <text:p>[16,17,18,20,21,22,24,23,26,27,28,30,31,32,33,35,36,37]</text:p>
          </table:table-cell>
          <table:table-cell office:value-type="string" calcext:value-type="string">
            <text:p>[1,2,4,6,8,10,12,16,17,18,20,21,23,26,27,28,30,31,35,36,37,17,18,19]</text:p>
            <text:p>[1,2,4,6,8,10,12,16,17,18,20,21,22,24,23,26,27,28,30,31,35,36,37,17,18,19]</text:p>
            <text:p>[1,2,4,6,8,10,12,16,17,18,20,21,23,26,30,31,35,36,37,17,18,19]</text:p>
            <text:p>[1,2,4,6,8,10,12,16,17,18,20,21,23,26,30,31,32,33,35,36,37,17,18,19]</text:p>
            <text:p>[1,2,4,6,8,10,12,16,17,18,20,21,22,24,23,26,30,31,35,36,37,17,18,19]</text:p>
            <text:p>[1,2,4,6,8,10,12,16,17,18,20,21,23,26,27,28,30,31,32,33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13">
          <table:table-cell office:value-type="string" calcext:value-type="string">
            <text:p>itr1</text:p>
          </table:table-cell>
          <table:table-cell office:value-type="string" calcext:value-type="string">
            <text:p>[16,50]</text:p>
            <text:p>[16,51]</text:p>
            <text:p>[45,50]</text:p>
            <text:p>[45,51]</text:p>
          </table:table-cell>
          <table:table-cell table:style-name="Default" office:value-type="string" calcext:value-type="string">
            <text:p>[45,46,47,49,50]</text:p>
            <text:p>[45,46,47,49,51]</text:p>
            <text:p>[45,46,48,49,50]</text:p>
            <text:p>[45,46,48,49,51]</text:p>
          </table:table-cell>
          <table:table-cell office:value-type="string" calcext:value-type="string">
            <text:p>[1,2,4,6,8,10,12,16,17,18,39,45,46,47,49,50,52,17,18,19]</text:p>
            <text:p>[1,2,4,6,8,10,12,16,17,18,39,45,46,47,49,51,52,17,18,19]</text:p>
            <text:p>[1,2,4,6,8,10,12,16,17,18,39,45,46,48,49,50,52,17,18,19]</text:p>
            <text:p>[1,2,4,6,8,10,12,16,17,18,39,45,46,48,49,51,52,17,18,19]</text:p>
          </table:table-cell>
          <table:table-cell/>
        </table:table-row>
        <table:table-row table:style-name="ro14">
          <table:table-cell office:value-type="string" calcext:value-type="string">
            <text:p>itr2</text:p>
          </table:table-cell>
          <table:table-cell office:value-type="string" calcext:value-type="string">
            <text:p>[16,50]</text:p>
            <text:p>[16,51]</text:p>
            <text:p>[47,50]</text:p>
            <text:p>[47,51]</text:p>
            <text:p>[48,50]</text:p>
            <text:p>[48,51]</text:p>
          </table:table-cell>
          <table:table-cell table:style-name="Default" office:value-type="string" calcext:value-type="string">
            <text:p>[47,49,50]</text:p>
            <text:p>[47,49,51]</text:p>
            <text:p>[48,49,50]</text:p>
            <text:p>[48,49,51]</text:p>
          </table:table-cell>
          <table:table-cell office:value-type="string" calcext:value-type="string">
            <text:p>[1,2,4,6,8,10,12,16,17,18,39,45,46,47,49,50,52,17,18,19]</text:p>
            <text:p>[1,2,4,6,8,10,12,16,17,18,39,45,46,47,49,51,52,17,18,19]</text:p>
            <text:p>[1,2,4,6,8,10,12,16,17,18,39,45,46,48,49,51,52,17,18,19]</text:p>
            <text:p>[1,2,4,6,8,10,12,16,17,18,39,45,46,48,49,50,52,17,18,19]</text:p>
          </table:table-cell>
          <table:table-cell/>
        </table:table-row>
        <table:table-row table:style-name="ro2">
          <table:table-cell office:value-type="string" calcext:value-type="string">
            <text:p>flag1</text:p>
          </table:table-cell>
          <table:table-cell office:value-type="string" calcext:value-type="string">
            <text:p>[16,23]</text:p>
            <text:p>[16,25]</text:p>
            <text:p>[16,37]</text:p>
          </table:table-cell>
          <table:table-cell office:value-type="string" calcext:value-type="string">
            <text:p>[16,17,18,20,21,23]</text:p>
            <text:p>[16,17,18,20,21,22,25]</text:p>
            <text:p>[16,17,18,20,21,22,24,23]</text:p>
            <text:p>[16,17,18,20,21,23,26,30,31,35,36,37]</text:p>
            <text:p>[16,17,18,20,21,23,26,30,31,32,33,35,36,37]</text:p>
            <text:p>[16,17,18,20,21,23,26,27,28,30,31,35,36,37]</text:p>
            <text:p>[16,17,18,20,21,22,24,23,26,30,31,35,36,37]</text:p>
            <text:p>[16,17,18,20,21,23,26,27,28,30,31,32,33,35,36,37]</text:p>
            <text:p>[16,17,18,20,21,22,24,23,26,27,28,30,31,35,36,37]</text:p>
            <text:p>[16,17,18,20,21,22,24,23,26,30,31,32,33,35,36,37]</text:p>
            <text:p>[16,17,18,20,21,22,24,23,26,27,28,30,31,32,33,35,36,37]</text:p>
          </table:table-cell>
          <table:table-cell office:value-type="string" calcext:value-type="string">
            <text:p>[1,2,4,6,8,10,12,16,17,18,20,21,23,26,30,31,35,36,37,17,18,19]</text:p>
            <text:p>[1,2,4,6,8,10,12,16,17,18,20,21,22,25,21,23,26,30,31,35,36,37,17,18,19]</text:p>
            <text:p>[1,2,4,6,8,10,12,16,17,18,20,21,22,24,23,26,30,31,35,36,37,17,18,19]</text:p>
            <text:p>[1,2,4,6,8,10,12,16,17,18,20,21,23,26,30,31,32,33,35,36,37,17,18,19]</text:p>
            <text:p>[1,2,4,6,8,10,12,16,17,18,20,21,23,26,27,28,30,31,35,36,37,17,18,19]</text:p>
            <text:p>[1,2,4,6,8,10,12,16,17,18,20,21,23,26,27,28,30,31,32,33,35,36,37,17,18,19]</text:p>
            <text:p>[1,2,4,6,8,10,12,16,17,18,20,21,22,24,23,26,27,28,30,31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11">
          <table:table-cell office:value-type="string" calcext:value-type="string">
            <text:p>flag2</text:p>
          </table:table-cell>
          <table:table-cell office:value-type="string" calcext:value-type="string">
            <text:p>[16,28]</text:p>
            <text:p>[16,29]</text:p>
            <text:p>[16,37]</text:p>
          </table:table-cell>
          <table:table-cell office:value-type="string" calcext:value-type="string">
            <text:p>[16,17,18,20,21,23,26,27,28]</text:p>
            <text:p>[16,17,18,20,21,23,26,27,29]</text:p>
            <text:p>[16,17,18,20,21,22,24,23,26,27,28]</text:p>
            <text:p>[16,17,18,20,21,22,24,23,26,27,29]</text:p>
            <text:p>[16,17,18,20,21,23,26,30,31,35,36,37]</text:p>
            <text:p>[16,17,18,20,21,22,24,23,26,30,31,35,36,37]</text:p>
            <text:p>[16,17,18,20,21,23,26,27,28,30,31,35,36,37]</text:p>
            <text:p>[16,17,18,20,21,23,26,30,31,32,33,35,36,37]</text:p>
            <text:p>[16,17,18,20,21,22,24,23,26,27,28,30,31,35,36,37]</text:p>
            <text:p>[16,17,18,20,21,22,24,23,26,30,31,32,33,35,36,37]</text:p>
            <text:p>[16,17,18,20,21,23,26,27,28,30,31,32,33,35,36,37]</text:p>
            <text:p>[16,17,18,20,21,22,24,23,26,27,28,30,31,32,33,35,36,37]</text:p>
          </table:table-cell>
          <table:table-cell office:value-type="string" calcext:value-type="string">
            <text:p>[1,2,4,6,8,10,12,16,17,18,20,21,23,26,27,29,26,30,31,35,36,37,17,18,19]</text:p>
            <text:p>[1,2,4,6,8,10,12,16,17,18,20,21,23,26,27,28,30,31,35,36,37,17,18,19]</text:p>
            <text:p>[1,2,4,6,8,10,12,16,17,18,20,21,22,24,23,26,27,28,30,31,35,36,37,17,18,19]</text:p>
            <text:p>[1,2,4,6,8,10,12,16,17,18,20,21,22,24,23,26,27,29,26,30,31,35,36,37,17,18,19]</text:p>
            <text:p>[1,2,4,6,8,10,12,16,17,18,20,21,23,26,30,31,35,36,37,17,18,19]</text:p>
            <text:p>[1,2,4,6,8,10,12,16,17,18,20,21,23,26,30,31,32,33,35,36,37,17,18,19]</text:p>
            <text:p>[1,2,4,6,8,10,12,16,17,18,20,21,22,24,23,26,30,31,35,36,37,17,18,19]</text:p>
            <text:p>[1,2,4,6,8,10,12,16,17,18,20,21,23,26,27,28,30,31,32,33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15">
          <table:table-cell office:value-type="string" calcext:value-type="string">
            <text:p>flag3</text:p>
          </table:table-cell>
          <table:table-cell office:value-type="string" calcext:value-type="string">
            <text:p>[16,33]</text:p>
            <text:p>[16,34]</text:p>
            <text:p>[16,37]</text:p>
          </table:table-cell>
          <table:table-cell office:value-type="string" calcext:value-type="string">
            <text:p>[16,17,18,20,21,23,26,30,31,32,33]</text:p>
            <text:p>[16,17,18,20,21,23,26,30,31,32,34]</text:p>
            <text:p>[16,17,18,20,21,23,26,30,31,35,36,37]</text:p>
            <text:p>[16,17,18,20,21,22,24,23,26,30,31,32,33]</text:p>
            <text:p>[16,17,18,20,21,22,24,23,26,30,31,32,34]</text:p>
            <text:p>[16,17,18,20,21,23,26,27,28,30,31,32,33]</text:p>
            <text:p>[16,17,18,20,21,23,26,27,28,30,31,32,34]</text:p>
            <text:p>[16,17,18,20,21,22,24,23,26,30,31,35,36,37]</text:p>
            <text:p>[16,17,18,20,21,23,26,27,28,30,31,35,36,37]</text:p>
            <text:p>[16,17,18,20,21,23,26,30,31,32,33,35,36,37]</text:p>
            <text:p>[16,17,18,20,21,22,24,23,26,27,28,30,31,32,33]</text:p>
            <text:p>[16,17,18,20,21,22,24,23,26,27,28,30,31,32,34]</text:p>
            <text:p>[16,17,18,20,21,22,24,23,26,27,28,30,31,35,36,37]</text:p>
            <text:p>[16,17,18,20,21,22,24,23,26,30,31,32,33,35,36,37]</text:p>
            <text:p>[16,17,18,20,21,23,26,27,28,30,31,32,33,35,36,37]</text:p>
            <text:p>[16,17,18,20,21,22,24,23,26,27,28,30,31,32,33,35,36,37]</text:p>
          </table:table-cell>
          <table:table-cell office:value-type="string" calcext:value-type="string">
            <text:p>[1,2,4,6,8,10,12,16,17,18,20,21,23,26,30,31,32,34,31,35,36,37,17,18,19]</text:p>
            <text:p>[1,2,4,6,8,10,12,16,17,18,20,21,23,26,30,31,32,33,35,36,37,17,18,19]</text:p>
            <text:p>[1,2,4,6,8,10,12,16,17,18,20,21,23,26,30,31,35,36,37,17,18,19]</text:p>
            <text:p>[1,2,4,6,8,10,12,16,17,18,20,21,23,26,27,28,30,31,32,33,35,36,37,17,18,19]</text:p>
            <text:p>[1,2,4,6,8,10,12,16,17,18,20,21,23,26,27,28,30,31,32,34,31,35,36,37,17,18,19]</text:p>
            <text:p>[1,2,4,6,8,10,12,16,17,18,20,21,22,24,23,26,30,31,32,33,35,36,37,17,18,19]</text:p>
            <text:p>[1,2,4,6,8,10,12,16,17,18,20,21,22,24,23,26,30,31,32,34,31,35,36,37,17,18,19]</text:p>
            <text:p>[1,2,4,6,8,10,12,16,17,18,20,21,23,26,27,28,30,31,35,36,37,17,18,19]</text:p>
            <text:p>[1,2,4,6,8,10,12,16,17,18,20,21,22,24,23,26,30,31,35,36,37,17,18,19]</text:p>
            <text:p>[1,2,4,6,8,10,12,16,17,18,20,21,22,24,23,26,27,28,30,31,32,33,35,36,37,17,18,19]</text:p>
            <text:p>[1,2,4,6,8,10,12,16,17,18,20,21,22,24,23,26,27,28,30,31,32,34,31,35,36,37,17,18,19]</text:p>
            <text:p>[1,2,4,6,8,10,12,16,17,18,20,21,22,24,23,26,27,28,30,31,35,36,37,17,18,19]</text:p>
          </table:table-cell>
          <table:table-cell/>
        </table:table-row>
        <table:table-row table:style-name="ro5">
          <table:table-cell office:value-type="string" calcext:value-type="string">
            <text:p>no</text:p>
          </table:table-cell>
          <table:table-cell office:value-type="string" calcext:value-type="string">
            <text:p>[16,40]</text:p>
            <text:p>[16,45]</text:p>
            <text:p>[16,46]</text:p>
            <text:p>[16,47]</text:p>
            <text:p>[16,48]</text:p>
            <text:p>[16,50]</text:p>
            <text:p>[16,51]</text:p>
            <text:p>[38,40]</text:p>
            <text:p>[38,45]</text:p>
            <text:p>[38,46]</text:p>
            <text:p>[38,47]</text:p>
            <text:p>[38,48]</text:p>
            <text:p>[38,50]</text:p>
            <text:p>[38,51]</text:p>
            <text:p>[39,40]</text:p>
            <text:p>[39,45]</text:p>
            <text:p>[39,46]</text:p>
            <text:p>[39,47]</text:p>
            <text:p>[39,48]</text:p>
            <text:p>[39,50]</text:p>
            <text:p>[39,51]</text:p>
          </table:table-cell>
          <table:table-cell table:style-name="Default" office:value-type="string" calcext:value-type="string">
            <text:p>[38,40]</text:p>
            <text:p>[39,45]</text:p>
            <text:p>[39,45,46]</text:p>
            <text:p>[39,45,46,48]</text:p>
            <text:p>[39,45,46,47]</text:p>
            <text:p>[39,45,46,48,49,51]</text:p>
            <text:p>[39,45,46,48,49,50]</text:p>
            <text:p>[39,45,46,47,49,51]</text:p>
            <text:p>[39,45,46,47,49,50]</text:p>
          </table:table-cell>
          <table:table-cell office:value-type="string" calcext:value-type="string">
            <text:p>[1,2,4,6,8,10,12,16,17,18,38,40,42,44,17,18,19]</text:p>
            <text:p>[1,2,4,6,8,10,12,16,17,18,39,45,46,47,49,50,52,17,18,19]</text:p>
            <text:p>[1,2,4,6,8,10,12,16,17,18,39,45,46,48,49,50,52,17,18,19]</text:p>
            <text:p>[1,2,4,6,8,10,12,16,17,18,39,45,46,47,49,50,52,17,18,19]</text:p>
            <text:p>[1,2,4,6,8,10,12,16,17,18,39,45,46,48,49,51,52,17,18,19]</text:p>
            <text:p>[1,2,4,6,8,10,12,16,17,18,39,45,46,47,49,51,52,17,18,19]</text:p>
          </table:table-cell>
          <table:table-cell/>
        </table:table-row>
        <table:table-row table:style-name="ro16">
          <table:table-cell office:value-type="string" calcext:value-type="string">
            <text:p>cno</text:p>
          </table:table-cell>
          <table:table-cell office:value-type="string" calcext:value-type="string">
            <text:p>[39,50]</text:p>
            <text:p>[39,51]</text:p>
          </table:table-cell>
          <table:table-cell table:style-name="Default" office:value-type="string" calcext:value-type="string">
            <text:p>[39,45,46,48,49,51]</text:p>
            <text:p>[39,45,46,48,49,50]</text:p>
            <text:p>[39,45,46,47,49,51]</text:p>
            <text:p>[39,45,46,47,49,50]</text:p>
          </table:table-cell>
          <table:table-cell office:value-type="string" calcext:value-type="string">
            <text:p>[1,2,4,6,8,10,12,16,17,18,39,45,46,48,49,51,52,17,18,19]</text:p>
            <text:p>[1,2,4,6,8,10,12,16,17,18,39,45,46,48,49,50,52,17,18,19]</text:p>
            <text:p>[1,2,4,6,8,10,12,16,17,18,39,45,46,47,49,51,52,17,18,19]</text:p>
            <text:p>[1,2,4,6,8,10,12,16,17,18,39,45,46,47,49,50,52,17,18,19]</text:p>
          </table:table-cell>
          <table:table-cell/>
        </table:table-row>
        <table:table-row table:style-name="ro17">
          <table:table-cell office:value-type="string" calcext:value-type="string">
            <text:p>no1</text:p>
          </table:table-cell>
          <table:table-cell office:value-type="string" calcext:value-type="string">
            <text:p>[40,41]</text:p>
            <text:p>[40,42]</text:p>
            <text:p>[40,43]</text:p>
          </table:table-cell>
          <table:table-cell table:style-name="Default" office:value-type="string" calcext:value-type="string">
            <text:p>[40,43]</text:p>
            <text:p>[40,41]</text:p>
            <text:p>[40,42]</text:p>
          </table:table-cell>
          <table:table-cell office:value-type="string" calcext:value-type="string">
            <text:p>[1,2,4,6,8,10,12,16,17,18,38,40,43,44,17,18,19]</text:p>
            <text:p>[1,2,4,6,8,10,12,16,17,18,38,40,41,44,17,18,19]</text:p>
            <text:p>[1,2,4,6,8,10,12,16,17,18,38,40,42,44,17,18,19]</text:p>
          </table:table-cell>
          <table:table-cell/>
        </table:table-row>
        <table:table-row table:style-name="ro18">
          <table:table-cell office:value-type="string" calcext:value-type="string">
            <text:p>no2</text:p>
          </table:table-cell>
          <table:table-cell office:value-type="string" calcext:value-type="string">
            <text:p>[40,40]</text:p>
          </table:table-cell>
          <table:table-cell table:style-name="Default" office:value-type="string" calcext:value-type="string">
            <text:p>[40,42,44,17,18,38,40]</text:p>
            <text:p>[40,41,44,17,18,38,40]</text:p>
            <text:p>[40,43,44,17,18,38,40]</text:p>
          </table:table-cell>
          <table:table-cell office:value-type="string" calcext:value-type="string">
            <text:p>[1,2,4,6,8,10,12,16,17,18,38,40,43,44,17,18,38,40,42,44,17,18,19]</text:p>
            <text:p>[1,2,4,6,8,10,12,16,17,18,38,40,41,44,17,18,38,40,42,44,17,18,19]</text:p>
            <text:p>[1,2,4,6,8,10,12,16,17,18,38,40,42,44,17,18,38,40,42,44,17,18,19]</text:p>
          </table:table-cell>
          <table:table-cell/>
        </table:table-row>
        <table:table-row table:style-name="ro19">
          <table:table-cell office:value-type="string" calcext:value-type="string">
            <text:p>a</text:p>
          </table:table-cell>
          <table:table-cell office:value-type="string" calcext:value-type="string">
            <text:p>[39,49]</text:p>
          </table:table-cell>
          <table:table-cell table:style-name="Default" office:value-type="string" calcext:value-type="string">
            <text:p>[39,45,46,48,49]</text:p>
            <text:p>[39,45,46,47,49]</text:p>
          </table:table-cell>
          <table:table-cell office:value-type="string" calcext:value-type="string">
            <text:p>[1,2,4,6,8,10,12,16,17,18,39,45,46,48,49,50,52,17,18,19]</text:p>
            <text:p>[1,2,4,6,8,10,12,16,17,18,39,45,46,47,49,50,52,17,18,19]</text:p>
          </table:table-cell>
          <table:table-cell/>
        </table:table-row>
      </table:table>
      <table:table table:name="Sheet2" table:style-name="ta1">
        <table:table-column table:style-name="co1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7" table:default-cell-style-name="ce4"/>
        <table:table-row table:style-name="ro9">
          <table:table-cell table:style-name="ce3" office:value-type="string" calcext:value-type="string">
            <text:p>EDGES :</text:p>
          </table:table-cell>
          <table:table-cell table:style-name="ce3" office:value-type="string" calcext:value-type="string">
            <text:p>Initial</text:p>
          </table:table-cell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Defs</text:p>
          </table:table-cell>
          <table:table-cell table:style-name="ce3" office:value-type="string" calcext:value-type="string">
            <text:p>Uses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1 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2 3</text:p>
          </table:table-cell>
          <table:table-cell table:number-columns-repeated="2"/>
          <table:table-cell office:value-type="string" calcext:value-type="string">
            <text:p>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22 37 41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3 2</text:p>
          </table:table-cell>
          <table:table-cell table:number-columns-repeated="2"/>
          <table:table-cell office:value-type="string" calcext:value-type="string">
            <text:p>d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27 37 42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2 4</text:p>
          </table:table-cell>
          <table:table-cell table:number-columns-repeated="2"/>
          <table:table-cell office:value-type="string" calcext:value-type="string">
            <text:p>sd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32 37 43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4 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36 37 50 51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5 4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 37 51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4 6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 37 50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6 7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37 50 51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7 6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2 4 6 8 10 12 21 22 26 31</text:p>
          </table:table-cell>
          <table:table-cell office:value-type="string" calcext:value-type="string">
            <text:p>3 5 7 9 11 15 22 27 32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6 8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6 37 38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8 9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9 8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i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 37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10 11</text:p>
          </table:table-cell>
          <table:table-cell table:number-columns-repeated="2"/>
          <table:table-cell office:value-type="string" calcext:value-type="string">
            <text:p>isd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7 33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11 10</text:p>
          </table:table-cell>
          <table:table-cell table:number-columns-repeated="2"/>
          <table:table-cell office:value-type="string" calcext:value-type="string">
            <text:p>id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8 37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10 12</text:p>
          </table:table-cell>
          <table:table-cell table:number-columns-repeated="2"/>
          <table:table-cell office:value-type="string" calcext:value-type="string">
            <text:p>itr1</text:p>
          </table:table-cell>
          <table:table-cell office:value-type="string" calcext:value-type="string">
            <text:p>16 45</text:p>
          </table:table-cell>
          <table:table-cell office:value-type="string" calcext:value-type="string">
            <text:p>50 51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12 13</text:p>
          </table:table-cell>
          <table:table-cell table:number-columns-repeated="2"/>
          <table:table-cell office:value-type="string" calcext:value-type="string">
            <text:p>itr2</text:p>
          </table:table-cell>
          <table:table-cell office:value-type="string" calcext:value-type="string">
            <text:p>16 47 48</text:p>
          </table:table-cell>
          <table:table-cell office:value-type="string" calcext:value-type="string">
            <text:p>50 51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13 12</text:p>
          </table:table-cell>
          <table:table-cell table:number-columns-repeated="2"/>
          <table:table-cell office:value-type="string" calcext:value-type="string">
            <text:p>flag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 25 37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13 14</text:p>
          </table:table-cell>
          <table:table-cell table:number-columns-repeated="2"/>
          <table:table-cell office:value-type="string" calcext:value-type="string">
            <text:p>fla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8 29 37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flag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3 34 37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14 15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16 38 39</text:p>
          </table:table-cell>
          <table:table-cell office:value-type="string" calcext:value-type="string">
            <text:p>40 45 46 47 48 50 51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15 14</text:p>
          </table:table-cell>
          <table:table-cell table:number-columns-repeated="2"/>
          <table:table-cell office:value-type="string" calcext:value-type="string">
            <text:p>cn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0 51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12 16</text:p>
          </table:table-cell>
          <table:table-cell table:number-columns-repeated="2"/>
          <table:table-cell office:value-type="string" calcext:value-type="string">
            <text:p>no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1 42 43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16 17</text:p>
          </table:table-cell>
          <table:table-cell table:number-columns-repeated="2"/>
          <table:table-cell office:value-type="string" calcext:value-type="string">
            <text:p>no2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17 18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style-name="Default"/>
          <table:table-cell table:number-columns-repeated="1017"/>
        </table:table-row>
        <table:table-row table:style-name="ro9">
          <table:table-cell office:value-type="string" calcext:value-type="string">
            <text:p>18 19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18 20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18 38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18 39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20 21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21 22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22 24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22 25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24 23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25 21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21 23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23 26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26 27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27 28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27 29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29 26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28 30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26 30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30 31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31 32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32 33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32 34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34 31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33 35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31 35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35 36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36 37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37 17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38 40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40 41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40 42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40 43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41 44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42 44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43 44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44 17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39 45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45 46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46 47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46 48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47 49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48 49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49 50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49 51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50 52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51 52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52 17</text:p>
          </table:table-cell>
          <table:table-cell table:number-columns-repeated="1023"/>
        </table:table-row>
        <table:table-row table:style-name="ro9" table:number-rows-repeated="104850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08:29:53.411903555</meta:creation-date>
    <dc:date>2021-11-26T13:06:08.497771366</dc:date>
    <meta:editing-duration>PT1H15M47S</meta:editing-duration>
    <meta:editing-cycles>10</meta:editing-cycles>
    <meta:generator>LibreOffice/7.2.2.2$Linux_X86_64 LibreOffice_project/20$Build-2</meta:generator>
    <meta:document-statistic meta:table-count="2" meta:cell-count="256" meta:object-count="0"/>
  </office:meta>
</office:document-meta>
</file>